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3" style:family="table">
      <style:table-properties style:width="15.501cm" table:align="margins" style:writing-mode="lr-tb"/>
    </style:style>
    <style:style style:name="Таблица3.A" style:family="table-column">
      <style:table-column-properties style:column-width="6.1cm" style:rel-column-width="25785*"/>
    </style:style>
    <style:style style:name="Таблица3.B" style:family="table-column">
      <style:table-column-properties style:column-width="9.402cm" style:rel-column-width="39750*"/>
    </style:style>
    <style:style style:name="Таблица3.A1" style:family="table-cell">
      <style:table-cell-properties fo:padding="0.097cm" fo:border="none"/>
    </style:style>
    <style:style style:name="Таблица3.4" style:family="table-row">
      <style:table-row-properties fo:keep-together="always"/>
    </style:style>
    <style:style style:name="Таблица3.B7" style:family="table-cell" style:data-style-name="N0">
      <style:table-cell-properties fo:padding="0.097cm" fo:border="none"/>
    </style:style>
    <style:style style:name="Таблица4" style:family="table">
      <style:table-properties style:width="15.501cm" table:align="margins" style:writing-mode="lr-tb"/>
    </style:style>
    <style:style style:name="Таблица4.A" style:family="table-column">
      <style:table-column-properties style:column-width="6.1cm" style:rel-column-width="25785*"/>
    </style:style>
    <style:style style:name="Таблица4.B" style:family="table-column">
      <style:table-column-properties style:column-width="9.402cm" style:rel-column-width="39750*"/>
    </style:style>
    <style:style style:name="Таблица4.A1" style:family="table-cell">
      <style:table-cell-properties fo:padding="0.097cm" fo:border="none"/>
    </style:style>
    <style:style style:name="P1" style:family="paragraph" style:parent-style-name="Header">
      <style:text-properties style:font-name="Courier New" fo:language="en" fo:country="US" fo:font-style="italic" fo:font-weight="bold" style:font-style-asian="italic" style:font-weight-asian="bold" style:font-name-complex="Courier New" style:font-style-complex="italic" style:font-weight-complex="bold"/>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Текст_20_абазца">
      <style:text-properties fo:language="ru" fo:country="RU"/>
    </style:style>
    <style:style style:name="P5" style:family="paragraph" style:parent-style-name="Текст_20_абазца">
      <style:text-properties fo:language="en" fo:country="US"/>
    </style:style>
    <style:style style:name="P6" style:family="paragraph" style:parent-style-name="Text_20_body">
      <style:paragraph-properties fo:text-align="start" style:justify-single-word="false" style:writing-mode="lr-tb"/>
      <style:text-properties style:font-name="Verdana" fo:font-size="48pt" fo:language="en" fo:country="US" fo:font-style="italic" fo:font-weight="bold" style:font-size-asian="48pt" style:font-style-asian="italic" style:font-weight-asian="bold" style:font-name-complex="Courier New" style:font-style-complex="italic" style:font-weight-complex="bold"/>
    </style:style>
    <style:style style:name="P7" style:family="paragraph" style:parent-style-name="Text_20_body">
      <style:paragraph-properties fo:text-align="center" style:justify-single-word="false"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8" style:family="paragraph" style:parent-style-name="Text_20_body">
      <style:paragraph-properties fo:text-align="start" style:justify-single-word="false" style:writing-mode="lr-tb"/>
      <style:text-properties style:font-name="Verdana" fo:font-size="14pt" fo:language="en" fo:country="US" fo:font-style="italic" fo:font-weight="bold" style:font-size-asian="16.7999992370605pt" style:font-style-asian="italic" style:font-weight-asian="bold" style:font-name-complex="Courier New" style:font-size-complex="16.7999992370605pt" style:font-style-complex="italic" style:font-weight-complex="bold"/>
    </style:style>
    <style:style style:name="P9" style:family="paragraph" style:parent-style-name="Text_20_body">
      <style:paragraph-properties fo:text-align="center" style:justify-single-word="false" style:writing-mode="lr-tb"/>
      <style:text-properties style:font-name="Georgia" fo:font-size="24pt" fo:language="en" fo:country="US" fo:font-weight="bold" style:font-size-asian="24pt" style:font-weight-asian="bold" style:font-size-complex="24pt" style:font-weight-complex="bold"/>
    </style:style>
    <style:style style:name="P10" style:family="paragraph" style:parent-style-name="Standard">
      <style:paragraph-properties fo:text-align="start" style:justify-single-word="false" style:writing-mode="lr-tb"/>
    </style:style>
    <style:style style:name="P11" style:family="paragraph" style:parent-style-name="Standard">
      <style:paragraph-properties fo:text-align="start"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12"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13" style:family="paragraph" style:parent-style-name="Standard">
      <style:paragraph-properties fo:text-align="center" style:justify-single-word="false" style:writing-mode="lr-tb"/>
      <style:text-properties style:font-name="Georgia" fo:font-size="14pt" fo:font-style="italic" fo:font-weight="bold" style:font-size-asian="16.7999992370605pt" style:font-style-asian="italic" style:font-weight-asian="bold" style:font-size-complex="16.7999992370605pt" style:font-style-complex="italic" style:font-weight-complex="bold"/>
    </style:style>
    <style:style style:name="P14" style:family="paragraph" style:parent-style-name="Standard">
      <style:paragraph-properties fo:text-align="center" style:justify-single-word="false" style:writing-mode="lr-tb"/>
      <style:text-properties style:font-name="Georgia" fo:font-size="18pt" fo:language="en" fo:country="US" style:text-underline-style="none" fo:font-weight="bold" style:font-size-asian="18pt" style:font-weight-asian="bold" style:font-size-complex="18pt" style:font-weight-complex="bold"/>
    </style:style>
    <style:style style:name="P15" style:family="paragraph" style:parent-style-name="Standard">
      <style:paragraph-properties fo:text-align="center" style:justify-single-word="false" style:writing-mode="lr-tb"/>
    </style:style>
    <style:style style:name="P16" style:family="paragraph" style:parent-style-name="Текст_20_абазца">
      <style:paragraph-properties style:writing-mode="lr-tb"/>
    </style:style>
    <style:style style:name="P17" style:family="paragraph" style:parent-style-name="Текст_20_абазца">
      <style:paragraph-properties style:writing-mode="lr-tb"/>
      <style:text-properties fo:language="en" fo:country="US"/>
    </style:style>
    <style:style style:name="P18" style:family="paragraph" style:parent-style-name="Heading_20_3">
      <style:paragraph-properties style:writing-mode="lr-tb"/>
      <style:text-properties fo:language="en" fo:country="US"/>
    </style:style>
    <style:style style:name="P19" style:family="paragraph" style:parent-style-name="Text_20_body">
      <style:paragraph-properties fo:margin-left="2.425cm" fo:margin-right="0cm" fo:text-align="start" style:justify-single-word="false" fo:text-indent="0cm" style:auto-text-indent="false" style:writing-mode="lr-tb"/>
      <style:text-properties style:font-name="Georgia"/>
    </style:style>
    <style:style style:name="P20" style:family="paragraph" style:parent-style-name="Text_20_body">
      <style:paragraph-properties fo:margin-left="0.034cm" fo:margin-right="0cm" fo:text-align="center" style:justify-single-word="false" fo:text-indent="0cm" style:auto-text-indent="false" style:writing-mode="lr-tb"/>
      <style:text-properties style:font-name="Georgia"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paragraph-properties fo:text-align="center" style:justify-single-word="false" fo:break-before="page" style:writing-mode="lr-tb"/>
    </style:style>
    <style:style style:name="P22" style:family="paragraph" style:parent-style-name="Текст_20_абазца">
      <style:paragraph-properties fo:margin-left="0.88cm" fo:margin-right="0.025cm" fo:text-indent="0.021cm" style:auto-text-indent="false"/>
    </style:style>
    <style:style style:name="P23" style:family="paragraph" style:parent-style-name="Текст_20_абазца">
      <style:paragraph-properties fo:margin-left="0.88cm" fo:margin-right="0.025cm" fo:text-align="start" style:justify-single-word="false" fo:text-indent="0.021cm" style:auto-text-indent="false"/>
    </style:style>
    <style:style style:name="P24"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25" style:family="paragraph" style:parent-style-name="Название_20_объект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26" style:family="paragraph" style:parent-style-name="Название_20_объекта">
      <style:paragraph-properties fo:margin-left="0.88cm" fo:margin-right="0.025cm" fo:orphans="2" fo:widows="2" fo:hyphenation-ladder-count="no-limit" fo:text-indent="0.021cm" style:auto-text-indent="false" style:writing-mode="lr-tb"/>
      <style:text-properties fo:language="ru" fo:country="RU" fo:hyphenate="true" fo:hyphenation-remain-char-count="2" fo:hyphenation-push-char-count="2"/>
    </style:style>
    <style:style style:name="P27" style:family="paragraph" style:parent-style-name="Текст_20_абазца">
      <style:paragraph-properties fo:margin-left="0.88cm" fo:margin-right="0.025cm" fo:margin-top="0cm" fo:margin-bottom="0cm" loext:contextual-spacing="false" fo:text-indent="0.021cm" style:auto-text-indent="false"/>
    </style:style>
    <style:style style:name="P28" style:family="paragraph" style:parent-style-name="Текст_20_абазца">
      <style:paragraph-properties fo:margin-left="0.88cm" fo:margin-right="0.025cm" fo:margin-top="0cm" fo:margin-bottom="0cm" loext:contextual-spacing="false" fo:text-indent="0.021cm" style:auto-text-indent="false" style:writing-mode="lr-tb"/>
    </style:style>
    <style:style style:name="P29" style:family="paragraph" style:parent-style-name="Текст_20_абазца">
      <style:paragraph-properties fo:margin-left="0.351cm" fo:margin-right="0.189cm" fo:text-indent="0cm" style:auto-text-indent="false"/>
    </style:style>
    <style:style style:name="P30" style:family="paragraph" style:parent-style-name="Текст_20_абазца">
      <style:paragraph-properties fo:margin-left="0.351cm" fo:margin-right="0.189cm" fo:text-align="start" style:justify-single-word="false" fo:text-indent="0cm" style:auto-text-indent="false"/>
    </style:style>
    <style:style style:name="P31" style:family="paragraph" style:parent-style-name="Standard">
      <style:text-properties style:font-name="Wingdings" fo:font-size="48pt" style:font-size-asian="48pt"/>
    </style:style>
    <style:style style:name="P32" style:family="paragraph" style:parent-style-name="Текст_20_абазца">
      <style:paragraph-properties fo:margin-left="1.205cm" fo:margin-right="0.189cm" fo:text-indent="0cm" style:auto-text-indent="false"/>
    </style:style>
    <style:style style:name="P33" style:family="paragraph" style:parent-style-name="Текст_20_абазца">
      <style:paragraph-properties fo:margin-left="1.251cm" fo:margin-right="0.191cm" fo:text-align="start" style:justify-single-word="false" fo:text-indent="0cm" style:auto-text-indent="false"/>
    </style:style>
    <style:style style:name="P34" style:family="paragraph" style:parent-style-name="Текст_20_абазца">
      <style:paragraph-properties fo:margin-left="0.379cm" fo:margin-right="0.03cm" fo:text-indent="0.019cm" style:auto-text-indent="false"/>
    </style:style>
    <style:style style:name="P35" style:family="paragraph" style:parent-style-name="Текст_20_абазца">
      <style:paragraph-properties fo:margin-left="0.379cm" fo:margin-right="0.03cm" fo:text-align="start" style:justify-single-word="false" fo:text-indent="0.019cm" style:auto-text-indent="false"/>
    </style:style>
    <style:style style:name="P36" style:family="paragraph" style:parent-style-name="Текст_20_абазца">
      <style:paragraph-properties fo:margin-left="3.057cm" fo:margin-right="0.025cm" fo:margin-top="0cm" fo:margin-bottom="0cm" loext:contextual-spacing="false" fo:text-align="start" style:justify-single-word="false" fo:text-indent="0.021cm" style:auto-text-indent="false"/>
    </style:style>
    <style:style style:name="P37" style:family="paragraph" style:parent-style-name="Text_20_body">
      <style:paragraph-properties fo:margin-left="4.955cm" fo:margin-right="0cm" fo:text-align="start" style:justify-single-word="false" fo:text-indent="0cm" style:auto-text-indent="false" style:writing-mode="lr-tb"/>
      <style:text-properties style:font-name="Verdana" fo:font-size="40pt" fo:language="en" fo:country="US" fo:font-style="italic" fo:font-weight="bold" style:font-size-asian="42pt" style:font-style-asian="italic" style:font-weight-asian="bold" style:font-name-complex="Courier New" style:font-size-complex="48pt" style:font-style-complex="italic" style:font-weight-complex="bold"/>
    </style:style>
    <style:style style:name="P38" style:family="paragraph" style:parent-style-name="Текст_20_абазца" style:master-page-name="">
      <style:paragraph-properties fo:orphans="2" style:page-number="auto"/>
      <style:text-properties fo:language="en" fo:country="US"/>
    </style:style>
    <style:style style:name="P39" style:family="paragraph" style:parent-style-name="Заммечание" style:master-page-name="">
      <style:paragraph-properties fo:keep-together="always" style:page-number="auto"/>
    </style:style>
    <style:style style:name="P40" style:family="paragraph" style:parent-style-name="Текст_20_абазца" style:master-page-name="">
      <style:paragraph-properties fo:orphans="2" fo:widows="2" style:page-number="auto" fo:keep-with-next="always"/>
      <style:text-properties fo:language="en" fo:country="US"/>
    </style:style>
    <style:style style:name="P41" style:family="paragraph" style:parent-style-name="Текст_20_абазца">
      <style:paragraph-properties fo:margin-top="0.711cm" fo:margin-bottom="0.21cm" loext:contextual-spacing="false" style:writing-mode="lr-tb"/>
    </style:style>
    <style:style style:name="P42" style:family="paragraph" style:parent-style-name="Текст_20_абазца">
      <style:paragraph-properties fo:margin-top="0.21cm" fo:margin-bottom="0.21cm" loext:contextual-spacing="false"/>
    </style:style>
    <style:style style:name="P43" style:family="paragraph" style:parent-style-name="Текст_20_абазца">
      <style:paragraph-properties fo:margin-top="0.21cm" fo:margin-bottom="0.51cm" loext:contextual-spacing="false"/>
    </style:style>
    <style:style style:name="P44" style:family="paragraph" style:parent-style-name="Heading_20_3">
      <style:text-properties fo:language="en" fo:country="US"/>
    </style:style>
    <style:style style:name="P45" style:family="paragraph" style:parent-style-name="Heading_20_2">
      <style:text-properties fo:language="en" fo:country="US"/>
    </style:style>
    <style:style style:name="P46" style:family="paragraph" style:parent-style-name="Исходный_20_код">
      <style:paragraph-properties>
        <style:tab-stops>
          <style:tab-stop style:position="0.265cm"/>
        </style:tab-stops>
      </style:paragraph-properties>
    </style:style>
    <style:style style:name="P47" style:family="paragraph" style:parent-style-name="Исходный_20_код">
      <style:text-properties fo:language="en" fo:country="US"/>
    </style:style>
    <style:style style:name="P48" style:family="paragraph" style:parent-style-name="Исходный_20_код">
      <style:text-properties fo:language="ru" fo:country="RU"/>
    </style:style>
    <style:style style:name="P49" style:family="paragraph" style:parent-style-name="Исходный_20_код">
      <style:paragraph-properties fo:margin-left="-0.979cm" fo:margin-right="-0.425cm" fo:text-indent="0cm" style:auto-text-indent="false">
        <style:tab-stops>
          <style:tab-stop style:position="0.529cm"/>
          <style:tab-stop style:position="0.914cm"/>
          <style:tab-stop style:position="1.226cm"/>
        </style:tab-stops>
      </style:paragraph-properties>
    </style:style>
    <style:style style:name="P50" style:family="paragraph" style:parent-style-name="Исходный_20_код" style:list-style-name="WW8Num5">
      <style:paragraph-properties fo:margin-left="-0.979cm" fo:margin-right="-0.425cm" fo:text-indent="0cm" style:auto-text-indent="false">
        <style:tab-stops>
          <style:tab-stop style:position="0.529cm"/>
          <style:tab-stop style:position="0.914cm"/>
          <style:tab-stop style:position="1.226cm"/>
        </style:tab-stops>
      </style:paragraph-properties>
    </style:style>
    <style:style style:name="P51" style:family="paragraph" style:parent-style-name="Text_20_body" style:master-page-name="First_20_Page">
      <style:paragraph-properties fo:text-align="center" style:justify-single-word="false" style:page-number="auto"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52" style:family="paragraph" style:parent-style-name="Numbering_20_1" style:list-style-name="L1"/>
    <style:style style:name="P53" style:family="paragraph" style:parent-style-name="Heading_20_2" style:master-page-name="Right_20_Page">
      <style:paragraph-properties style:page-number="auto"/>
      <style:text-properties fo:language="en" fo:country="US"/>
    </style:style>
    <style:style style:name="T1"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officeooo:rsid="0011fd9e"/>
    </style:style>
    <style:style style:name="T6" style:family="text">
      <style:text-properties fo:font-size="10pt" style:font-size-asian="10.5pt" style:font-size-complex="12pt"/>
    </style:style>
    <style:style style:name="T7" style:family="text">
      <style:text-properties style:font-name="Arial Black" fo:font-size="22pt" style:font-size-asian="22pt"/>
    </style:style>
    <style:style style:name="T8" style:family="text">
      <style:text-properties style:font-name="Arial Black" fo:font-size="22pt" fo:language="en" fo:country="US" style:font-size-asian="22pt"/>
    </style:style>
    <style:style style:name="T9" style:family="text">
      <style:text-properties style:font-name="Arial Black" fo:font-size="22pt" fo:language="en" fo:country="US" officeooo:rsid="0011fd9e" style:font-size-asian="22pt"/>
    </style:style>
    <style:style style:name="T10" style:family="text">
      <style:text-properties fo:language="ru" fo:country="RU"/>
    </style:style>
    <style:style style:name="T11" style:family="text">
      <style:text-properties style:font-name="Arial1" fo:language="ru" fo:country="RU"/>
    </style:style>
    <style:style style:name="T12" style:family="text">
      <style:text-properties style:font-name="Arial1" fo:language="en" fo:country="US"/>
    </style:style>
    <style:style style:name="T13" style:family="text">
      <style:text-properties style:use-window-font-color="true" style:font-name-asian="Times New Roman" style:language-complex="ar" style:country-complex="SA"/>
    </style:style>
    <style:style style:name="T14" style:family="text">
      <style:text-properties style:use-window-font-color="true" fo:language="en" fo:country="US" style:font-name-asian="Times New Roman" style:language-complex="ar" style:country-complex="SA"/>
    </style:style>
    <style:style style:name="T15" style:family="text">
      <style:text-properties style:use-window-font-color="true" fo:language="ru" fo:country="RU" style:font-name-asian="Times New Roman" style:language-complex="ar" style:country-complex="SA"/>
    </style:style>
    <style:style style:name="T16" style:family="text">
      <style:text-properties style:use-window-font-color="true" style:font-name="Courier New1" fo:language="en" fo:country="US" style:font-name-asian="Times New Roman" style:language-complex="ar" style:country-complex="SA"/>
    </style:style>
    <style:style style:name="T17" style:family="text">
      <style:text-properties style:font-name="Times New Roman" fo:language="en" fo:country="US" fo:font-weight="normal" style:font-weight-asian="normal" style:font-weight-complex="normal"/>
    </style:style>
    <style:style style:name="T18" style:family="text">
      <style:text-properties fo:font-size="9pt" style:font-size-asian="9pt" style:font-size-complex="9pt"/>
    </style:style>
    <style:style style:name="T19"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p text:style-name="P51"/>
      <text:p text:style-name="P7">MSP430/IAR</text:p>
      <text:p text:style-name="P8"/>
      <text:p text:style-name="P6"/>
      <text:p text:style-name="P37">scmRTOS</text:p>
      <text:p text:style-name="P19"/>
      <text:p text:style-name="P9">The Real-Time Operating System</text:p>
      <text:p text:style-name="P10"/>
      <text:p text:style-name="P10"/>
      <text:p text:style-name="P14">for single-chip microcontrollers</text:p>
      <text:p text:style-name="P11"/>
      <text:p text:style-name="P20"><text:span text:style-name="T2">Version</text:span> <text:span text:style-name="T5">5</text:span></text:p>
      <text:p text:style-name="P12"/>
      <text:p text:style-name="P12"/>
      <text:p text:style-name="P12"/>
      <text:p text:style-name="P12"/>
      <text:p text:style-name="P12"/>
      <text:p text:style-name="P12"/>
      <text:p text:style-name="P13"/>
      <text:p text:style-name="P15"><text:span text:style-name="T7">2003-20</text:span><text:span text:style-name="T8">1</text:span><text:span text:style-name="T9">5</text:span></text:p>
      <text:p text:style-name="P21"/>
      <text:h text:style-name="P53" text:outline-level="2">General</text:h>
      <text:p text:style-name="Текст_20_абазца"><text:span text:style-name="T2">CPU core of the microcontroller family </text:span><text:span text:style-name="Имя_20_собственное">MSP430</text:span><text:span text:style-name="T2"> (</text:span><text:span text:style-name="Имя_20_собственное">Texas Instruments</text:span><text:span text:style-name="T2">) has <text:s/>simple, harmonious architecture that allows to implement target-specific part of </text:span><text:alphabetical-index-mark-start text:id="IMark195186152" text:key1="Operating System"/><text:span text:style-name="T1">scmRTOS</text:span><text:alphabetical-index-mark-end text:id="IMark195186152"/> <text:span text:style-name="T2">quite easy.</text:span></text:p>
      <text:p text:style-name="Текст_20_абазца"><text:span text:style-name="T2">The port is intended to use with the software tool-chain </text:span><text:span text:style-name="Имя_20_собственное">EW430</text:span><text:span text:style-name="T2"> (</text:span><text:span text:style-name="Имя_20_собственное">IAR Systems</text:span><text:span text:style-name="T2">). </text:span><text:span text:style-name="Имя_20_собственное">EW430</text:span> <text:span text:style-name="T2">uses one common stack for data and return addresses.</text:span></text:p>
      <text:p text:style-name="P17">There is the configuration example that demonstrates the using of the port shown at the end of the document.</text:p>
      <text:h text:style-name="P45" text:outline-level="2">The objects of porting</text:h>
      <text:p text:style-name="P5">Target-specific macros, types and the other objects of porting are listed below. See <text:alphabetical-index-mark-start text:id="IMark201915448" text:key1="Operating System"/><text:span text:style-name="T1">scmRTOS</text:span><text:alphabetical-index-mark-end text:id="IMark201915448"/> documentation, chapter “The Ports” for more details.</text:p>
      <text:h text:style-name="P44" text:outline-level="3">Macros</text:h>
      <table:table table:name="Таблица3" table:style-name="Таблица3">
        <table:table-column table:style-name="Таблица3.A"/>
        <table:table-column table:style-name="Таблица3.B"/>
        <table:table-row>
          <table:table-cell table:style-name="Таблица3.A1" office:value-type="string">
            <text:p text:style-name="P35"><text:span text:style-name="Мнемоника"><text:span text:style-name="T12">Name</text:span></text:span></text:p>
          </table:table-cell>
          <table:table-cell table:style-name="Таблица3.A1" office:value-type="string">
            <text:p text:style-name="P33"><text:span text:style-name="Мнемоника"><text:span text:style-name="T12">Value</text:span></text:span><text:span text:style-name="Мнемоника"><text:span text:style-name="T11"><text:note text:id="ftn1" text:note-class="footnote"><text:note-citation>1</text:note-citation><text:note-body><text:p text:style-name="Footnote"><text:s/><text:span text:style-name="T2">If the value of the macro is empty then a special tag &lt;None&gt; is used </text:span><text:s/><text:span text:style-name="T2">to indicate this.</text:span></text:p></text:note-body></text:note></text:span></text:span></text:p>
          </table:table-cell>
        </table:table-row>
        <table:table-row>
          <table:table-cell table:style-name="Таблица3.A1" office:value-type="string">
            <text:p text:style-name="P34"><text:span text:style-name="Мнемоника">INLINE</text:span></text:p>
          </table:table-cell>
          <table:table-cell table:style-name="Таблица3.A1" office:value-type="string">
            <text:p text:style-name="P32"><text:span text:style-name="Мнемоника">_Pragma("inline=forced") inline</text:span></text:p>
          </table:table-cell>
        </table:table-row>
        <table:table-row>
          <table:table-cell table:style-name="Таблица3.A1" office:value-type="string">
            <text:p text:style-name="P34"><text:span text:style-name="Мнемоника">OS_PROCESS</text:span></text:p>
          </table:table-cell>
          <table:table-cell table:style-name="Таблица3.A1" office:value-type="string">
            <text:p text:style-name="P32"><text:span text:style-name="Мнемоника">__task</text:span></text:p>
          </table:table-cell>
        </table:table-row>
        <table:table-row table:style-name="Таблица3.4">
          <table:table-cell table:style-name="Таблица3.A1" office:value-type="string">
            <text:p text:style-name="P34"><text:span text:style-name="Мнемоника">OS_INTERRUPT</text:span></text:p>
          </table:table-cell>
          <table:table-cell table:style-name="Таблица3.A1" office:value-type="string">
            <text:p text:style-name="P32"><text:span text:style-name="Мнемоника">__interrupt</text:span></text:p>
          </table:table-cell>
        </table:table-row>
        <table:table-row>
          <table:table-cell table:style-name="Таблица3.A1" office:value-type="string">
            <text:p text:style-name="P34"><text:span text:style-name="Мнемоника">DUMMY_INSTR()</text:span></text:p>
          </table:table-cell>
          <table:table-cell table:style-name="Таблица3.A1" office:value-type="string">
            <text:p text:style-name="P32"><text:span text:style-name="Мнемоника">__no_operation()</text:span></text:p>
          </table:table-cell>
        </table:table-row>
        <table:table-row>
          <table:table-cell table:style-name="Таблица3.A1" office:value-type="string">
            <text:p text:style-name="P34"><text:span text:style-name="Мнемоника">SYS_TIMER_CRIT_SECT()</text:span></text:p>
          </table:table-cell>
          <table:table-cell table:style-name="Таблица3.A1" office:value-type="string">
            <text:p text:style-name="P32"><text:span text:style-name="Мнемоника">&lt;None&gt;</text:span></text:p>
          </table:table-cell>
        </table:table-row>
        <table:table-row>
          <table:table-cell table:style-name="Таблица3.A1" office:value-type="string">
            <text:p text:style-name="P34"><text:span text:style-name="Мнемоника">SEPARATE_RETURN_STACK</text:span></text:p>
          </table:table-cell>
          <table:table-cell table:style-name="Таблица3.B7" office:value-type="float" office:value="0">
            <text:p text:style-name="P32"><text:span text:style-name="Мнемоника">0</text:span></text:p>
          </table:table-cell>
        </table:table-row>
        <text:soft-page-break/>
        <table:table-row>
          <table:table-cell table:style-name="Таблица3.A1" office:value-type="string">
            <text:p text:style-name="P34"><text:span text:style-name="Мнемоника">ENABLE_NESTED_INTERRUPTS</text:span></text:p>
          </table:table-cell>
          <table:table-cell table:style-name="Таблица3.A1" office:value-type="string">
            <text:p text:style-name="P28"><text:span text:style-name="Мнемоника">OS::TNestedISRW NestedISRW</text:span></text:p>
            <text:p text:style-name="P36"><text:span text:style-name="Мнемоника"><text:span text:style-name="T17">or</text:span></text:span></text:p>
            <text:p text:style-name="P27"><text:span text:style-name="Мнемоника"><text:s/>__enable_interrupt()</text:span></text:p>
          </table:table-cell>
        </table:table-row>
      </table:table>
      <text:p text:style-name="P41"><text:span text:style-name="T2">Macro </text:span><text:span text:style-name="Мнемоника">ENABLE_NESTED_INTERRUPTS</text:span> <text:span text:style-name="T2">deserves consideration. The macro is defined at project level and specifies behavior of the code controlling nested interrupts. This code is different for the program control flow transfer schemes. In variant with the direct control flow transfer it is a simple interrupt enable. For the software interrupt program control flow transfer it is wrapper class mechanism used where in the constructor and destructor of the class the certain actions are performed. In particular, in the constructor there is context switch interrupt disable performed before the interrupt enabling to prevent context switch during interrupt service routine (ISR).</text:span></text:p>
      <text:p text:style-name="P42"><text:span text:style-name="T2">The macro</text:span> <text:span text:style-name="Мнемоника">ENABLE_NESTED_INTERRUPTS</text:span> <text:span text:style-name="T2">is used in the system timer ISR if the nested interrupts in system timer ISR are enabled (configuration macro</text:span> <text:span text:style-name="Мнемоника">scmRTOS_SYSTIMER_NEST_INTS_ENABLE == 1</text:span>).</text:p>
      <text:h text:style-name="P44" text:outline-level="3">Type aliases</text:h>
      <table:table table:name="Таблица4" table:style-name="Таблица4">
        <table:table-column table:style-name="Таблица4.A"/>
        <table:table-column table:style-name="Таблица4.B"/>
        <table:table-row>
          <table:table-cell table:style-name="Таблица4.A1" office:value-type="string">
            <text:p text:style-name="P23"><text:span text:style-name="Мнемоника"><text:span text:style-name="T12">Name</text:span></text:span></text:p>
          </table:table-cell>
          <table:table-cell table:style-name="Таблица4.A1" office:value-type="string">
            <text:p text:style-name="P30"><text:span text:style-name="Мнемоника"><text:span text:style-name="T12">Value</text:span></text:span></text:p>
          </table:table-cell>
        </table:table-row>
        <table:table-row>
          <table:table-cell table:style-name="Таблица4.A1" office:value-type="string">
            <text:p text:style-name="P22"><text:span text:style-name="Мнемоника">stack_item_t</text:span></text:p>
          </table:table-cell>
          <table:table-cell table:style-name="Таблица4.A1" office:value-type="string">
            <text:p text:style-name="P29"><text:span text:style-name="Мнемоника">uint16_t</text:span></text:p>
          </table:table-cell>
        </table:table-row>
        <table:table-row>
          <table:table-cell table:style-name="Таблица4.A1" office:value-type="string">
            <text:p text:style-name="P24"><text:span text:style-name="Мнемоника"><text:span text:style-name="T13">status_reg_t</text:span></text:span></text:p>
          </table:table-cell>
          <table:table-cell table:style-name="Таблица4.A1" office:value-type="string">
            <text:p text:style-name="P29"><text:span text:style-name="Мнемоника">uint16_t</text:span></text:p>
          </table:table-cell>
        </table:table-row>
      </table:table>
      <text:h text:style-name="P44" text:outline-level="3">User defined types</text:h>
      <text:p text:style-name="P38">Wrapper class for the critical sections: “<text:span text:style-name="Ссылка_20_на_20_название"><text:sequence-ref text:reference-format="text" text:ref-name="refЛистинг0">Listing 1 TCritSect</text:sequence-ref></text:span>”. There are no any nuances, all code and application are clear and transparent: in the constructor, the value of the hardware status register (which controls the interrupts) is saved and then the interrupts are disabled; in the destructor of the object the value of the status register is restored. Therefore, from the declaration of the critical section object point to end of the program block the interrupts are disabled.</text:p>
      <text:list xml:id="list5844583956419993578" text:style-name="WW8Num5">
        <text:list-item>
          <text:p text:style-name="P46"><text:soft-page-break/>class TCritSect</text:p>
        </text:list-item>
        <text:list-item>
          <text:p text:style-name="P46">{</text:p>
        </text:list-item>
        <text:list-item>
          <text:p text:style-name="P46">public:</text:p>
        </text:list-item>
        <text:list-item>
          <text:p text:style-name="P46"><text:s text:c="4"/>INLINE TCritSect () </text:p>
        </text:list-item>
        <text:list-item>
          <text:p text:style-name="P46"><text:s text:c="8"/>: StatusReg(__get_interrupt_state()) { __disable_interrupt(); }</text:p>
        </text:list-item>
        <text:list-item>
          <text:p text:style-name="P46"><text:s text:c="4"/>INLINE ~TCritSect() { __set_interrupt_state(StatusReg); }</text:p>
        </text:list-item>
        <text:list-item>
          <text:p text:style-name="P46"/>
        </text:list-item>
        <text:list-item>
          <text:p text:style-name="P46">private:</text:p>
        </text:list-item>
        <text:list-item>
          <text:p text:style-name="P46"><text:s text:c="4"/>status_reg_t StatusReg;</text:p>
        </text:list-item>
        <text:list-item>
          <text:p text:style-name="P46">};</text:p>
        </text:list-item>
      </text:list>
      <text:p text:style-name="Название_20_объекта"><text:span text:style-name="НазваниеОбъекта"><text:span text:style-name="T14">Listing</text:span></text:span><text:span text:style-name="НазваниеОбъекта"><text:span text:style-name="T15"> </text:span></text:span><text:span text:style-name="НазваниеОбъекта"><text:span text:style-name="T14"><text:sequence text:ref-name="refЛистинг0" text:name="Листинг" text:formula="ooow:Листинг+1" style:num-format="1">1</text:sequence></text:span></text:span><text:span text:style-name="НазваниеОбъекта"><text:span text:style-name="T14"> </text:span></text:span><text:span text:style-name="T16">TCritSect</text:span></text:p>
      <text:p text:style-name="P4"><text:span text:style-name="T14">Class</text:span><text:span text:style-name="T13"> </text:span><text:span text:style-name="Мнемоника"><text:span text:style-name="T13">TPrioMaskTable</text:span></text:span><text:span text:style-name="T13"> </text:span><text:span text:style-name="T14">provides a conversion of the priority values to the priority tags. The class intended to improve the priority tag calculation. The class object is used by the function</text:span><text:span text:style-name="T13"> </text:span><text:span text:style-name="Мнемоника"><text:span text:style-name="T13">get_prio_tag()</text:span></text:span><text:span text:style-name="T13">. </text:span><text:span text:style-name="T14">Class definition is shown on “</text:span><text:span text:style-name="Ссылка_20_на_20_название"><text:sequence-ref text:reference-format="text" text:ref-name="refЛистинг1">Listing 2 TPrioMaskTable</text:sequence-ref></text:span><text:span text:style-name="T14">”.</text:span></text:p>
      <text:list xml:id="list173814840455270" text:continue-list="list5844583956419993578" text:style-name="WW8Num5">
        <text:list-item text:start-value="1">
          <text:p text:style-name="Исходный_20_код">struct TPrioMaskTable</text:p>
        </text:list-item>
        <text:list-item>
          <text:p text:style-name="Исходный_20_код">{</text:p>
        </text:list-item>
        <text:list-item>
          <text:p text:style-name="Исходный_20_код"><text:s text:c="4"/>TPrioMaskTable()</text:p>
        </text:list-item>
        <text:list-item>
          <text:p text:style-name="Исходный_20_код"><text:s text:c="4"/>{</text:p>
        </text:list-item>
        <text:list-item>
          <text:p text:style-name="Исходный_20_код"><text:s text:c="8"/>TProcessMap pm = 0x01;</text:p>
        </text:list-item>
        <text:list-item>
          <text:p text:style-name="Исходный_20_код"><text:s text:c="8"/>for(uint_fast8_t i = 0; i &lt; sizeof(Table); i++)</text:p>
        </text:list-item>
        <text:list-item>
          <text:p text:style-name="Исходный_20_код"><text:s text:c="8"/>{</text:p>
        </text:list-item>
        <text:list-item>
          <text:p text:style-name="Исходный_20_код"><text:s text:c="12"/>Table[i] = pm;</text:p>
        </text:list-item>
        <text:list-item>
          <text:p text:style-name="Исходный_20_код"><text:s text:c="12"/>pm &lt;&lt;= 1;</text:p>
        </text:list-item>
        <text:list-item>
          <text:p text:style-name="Исходный_20_код"><text:s text:c="8"/>}</text:p>
        </text:list-item>
        <text:list-item>
          <text:p text:style-name="Исходный_20_код"><text:s text:c="4"/>}</text:p>
        </text:list-item>
        <text:list-item>
          <text:p text:style-name="Исходный_20_код"/>
        </text:list-item>
        <text:list-item>
          <text:p text:style-name="Исходный_20_код"><text:s text:c="4"/>TProcessMap Table[scmRTOS_PROCESS_COUNT+1];</text:p>
        </text:list-item>
        <text:list-item>
          <text:p text:style-name="Исходный_20_код">};</text:p>
        </text:list-item>
      </text:list>
      <text:p text:style-name="P25"><text:span text:style-name="НазваниеОбъекта"><text:span text:style-name="T14">Listing</text:span></text:span><text:span text:style-name="НазваниеОбъекта"><text:span text:style-name="T15"> </text:span></text:span><text:span text:style-name="НазваниеОбъекта"><text:span text:style-name="T14"><text:sequence text:ref-name="refЛистинг1" text:name="Листинг" text:formula="ooow:Листинг+1" style:num-format="1">2</text:sequence></text:span></text:span><text:span text:style-name="НазваниеОбъекта"><text:span text:style-name="T14"> </text:span></text:span><text:span text:style-name="Мнемоника"><text:span text:style-name="T16">TPrioMaskTable</text:span></text:span></text:p>
      <text:p text:style-name="P24"><text:span text:style-name="T14">Wrapper class</text:span><text:span text:style-name="Мнемоника"><text:span text:style-name="T13"> TISRW </text:span></text:span><text:span text:style-name="T2">is intended to simplify the code of ISR, which uses interprocess communication services (ICS). The source code of the class is shown on: “</text:span><text:span text:style-name="Ссылка_20_на_20_название"><text:span text:style-name="T2"><text:sequence-ref text:reference-format="text" text:ref-name="refЛистинг2">Listing 3 TISRW</text:sequence-ref></text:span></text:span><text:span text:style-name="T2">”.</text:span></text:p>
      <text:list xml:id="list173814085704755" text:continue-list="list173814840455270" text:style-name="WW8Num5">
        <text:list-item text:start-value="1">
          <text:p text:style-name="Исходный_20_код"><text:soft-page-break/>class TISRW <text:s text:c="47"/></text:p>
        </text:list-item>
        <text:list-item>
          <text:p text:style-name="Исходный_20_код">{ <text:s text:c="57"/></text:p>
        </text:list-item>
        <text:list-item>
          <text:p text:style-name="Исходный_20_код">public: <text:s text:c="51"/></text:p>
        </text:list-item>
        <text:list-item>
          <text:p text:style-name="Исходный_20_код"><text:s text:c="4"/>INLINE <text:s/>TISRW() <text:s/>{ isr_enter(); } <text:s text:c="21"/></text:p>
        </text:list-item>
        <text:list-item>
          <text:p text:style-name="Исходный_20_код"><text:s text:c="4"/>INLINE <text:s/>~TISRW() { isr_exit(); <text:s/>} <text:s text:c="21"/></text:p>
        </text:list-item>
        <text:list-item>
          <text:p text:style-name="Исходный_20_код"><text:s text:c="59"/></text:p>
        </text:list-item>
        <text:list-item>
          <text:p text:style-name="Исходный_20_код">private: <text:s text:c="50"/></text:p>
        </text:list-item>
        <text:list-item>
          <text:p text:style-name="Исходный_20_код"><text:s text:c="4"/>//-----------------------------------------------------</text:p>
        </text:list-item>
        <text:list-item>
          <text:p text:style-name="Исходный_20_код"><text:s text:c="4"/>INLINE void isr_enter() <text:s text:c="31"/></text:p>
        </text:list-item>
        <text:list-item>
          <text:p text:style-name="Исходный_20_код"><text:s text:c="4"/>{ <text:s text:c="53"/></text:p>
        </text:list-item>
        <text:list-item>
          <text:p text:style-name="Исходный_20_код"><text:s text:c="8"/>Kernel.ISR_NestCount++; <text:s text:c="27"/></text:p>
        </text:list-item>
        <text:list-item>
          <text:p text:style-name="Исходный_20_код"><text:s text:c="4"/>} <text:s text:c="53"/></text:p>
        </text:list-item>
        <text:list-item>
          <text:p text:style-name="Исходный_20_код"><text:s text:c="4"/>//-----------------------------------------------------</text:p>
        </text:list-item>
        <text:list-item>
          <text:p text:style-name="Исходный_20_код"><text:s text:c="4"/>INLINE void isr_exit() <text:s text:c="32"/></text:p>
        </text:list-item>
        <text:list-item>
          <text:p text:style-name="Исходный_20_код"><text:s text:c="4"/>{ <text:s text:c="53"/></text:p>
        </text:list-item>
        <text:list-item>
          <text:p text:style-name="Исходный_20_код"><text:s text:c="8"/>disable_interrupts(); <text:s text:c="29"/></text:p>
        </text:list-item>
        <text:list-item>
          <text:p text:style-name="Исходный_20_код"><text:s text:c="8"/>if(--Kernel.ISR_NestCount) return; <text:s text:c="16"/></text:p>
        </text:list-item>
        <text:list-item>
          <text:p text:style-name="Исходный_20_код"><text:s text:c="8"/>Kernel.sched_isr(); <text:s text:c="31"/></text:p>
        </text:list-item>
        <text:list-item>
          <text:p text:style-name="Исходный_20_код"><text:s text:c="4"/>} <text:s text:c="53"/></text:p>
        </text:list-item>
        <text:list-item>
          <text:p text:style-name="Исходный_20_код"><text:s text:c="4"/>//-----------------------------------------------------</text:p>
        </text:list-item>
        <text:list-item>
          <text:p text:style-name="Исходный_20_код">}; <text:s text:c="56"/></text:p>
        </text:list-item>
      </text:list>
      <text:p text:style-name="P26"><text:span text:style-name="НазваниеОбъекта"><text:span text:style-name="T14">Listing</text:span></text:span><text:span text:style-name="НазваниеОбъекта"><text:span text:style-name="T13"> </text:span></text:span><text:span text:style-name="НазваниеОбъекта"><text:span text:style-name="T14"><text:sequence text:ref-name="refЛистинг2" text:name="Листинг" text:formula="ooow:Листинг+1" style:num-format="1">3</text:sequence></text:span></text:span><text:span text:style-name="НазваниеОбъекта"><text:span text:style-name="T14"> </text:span></text:span><text:span text:style-name="Мнемоника"><text:span text:style-name="T16">TISRW</text:span></text:span></text:p>
      <text:p text:style-name="P17">Usage: in the ISR the object of this class must be declared before the first using of any ICS and before nested interrupts enable if any.</text:p>
      <text:p text:style-name="P17">On ISR exit, the class destructor is called. The destructor calls the scheduler which performs process rescheduling if need. I.e. if there was an event arisen in ISR, which must be handled by the certain process, the process will be moved to ready to run state and context switch will be performed (if possible).</text:p>
      <text:p text:style-name="P5">The port<text:span text:style-name="T10"> </text:span><text:span text:style-name="Имя_20_собственное">MSP430/IAR</text:span> supports separate ISR stack. If this feature enabled, on ISR enter, the stack pointer is switched to separate memory area (used as ISR stack). Such approach saves the process stacks space because in this case it is no need to reserve memory in the process stacks for interrupt code execution. ISR stack utilizes the memory which was used as stack before the OS start.</text:p>
      <text:p text:style-name="P43"><text:span text:style-name="T2">To provide this capability the port offers a specialized version of the wrapper class </text:span><text:span text:style-name="Мнемоника">TISRW_SS</text:span><text:span text:style-name="T2">. In the class constructor processor stack pointer is switched to ISR stack and in the destructor processor stack pointer is switched back to the stack of the interrupted process. This stack switching requires manipulations with the hardware stack pointer of the processor, which can be carried out only at assembler level or by using of special compiler extensions. Software tool-chain</text:span> <text:span text:style-name="Имя_20_собственное">EW430</text:span><text:span text:style-name="T2"> provides such extensions as </text:span><text:span text:style-name="T3">intrinsic</text:span><text:span text:style-name="T2"> functions.</text:span></text:p>
      <text:p text:style-name="P39"><draw:frame draw:style-name="fr1" draw:name="Врезка3" text:anchor-type="char" svg:x="0.132cm" svg:y="0.205cm" svg:width="1.609cm" svg:height="1.508cm" draw:z-index="0"><draw:text-box><text:p text:style-name="P31"></text:p></draw:text-box></draw:frame><text:soft-page-break/><text:span text:style-name="T2">NOTE</text:span>. <text:span text:style-name="T2">Since MSP430 does not support hardware switch to separate ISR stack and does not have hardware nested interrupt controller, it is </text:span><text:span text:style-name="T4">strongly recommended to avoid</text:span><text:span text:style-name="T2"> the using of both the stack pointer switch to separate ISR stack and the enabling of nested interrupts. The reasons of the recommendation are described in details in </text:span><text:alphabetical-index-mark-start text:id="IMark98924648" text:key1="Operating System"/><text:span text:style-name="T1">scmRTOS</text:span><text:alphabetical-index-mark-end text:id="IMark98924648"/> <text:span text:style-name="T2">documentation, chapter “Kernel”, paragraph “Interrupts”. </text:span></text:p>
      <text:h text:style-name="P44" text:outline-level="3">System timer</text:h>
      <text:p text:style-name="P5">Managing of the processor’s hardware timer that is selected as system timer is moved to the user project level. The port contains only interrupt service routine of the hardware timer, which is selected as the system timer.</text:p>
      <text:p text:style-name="P5">What timer is selected as system timer exactly is defined in one of the configuration files of the user project. This is made by macro definition that specifies interrupt vector address of the selected hardware timer. The timer control code<text:note text:id="ftn2" text:note-class="footnote"><text:note-citation>1</text:note-citation><text:note-body><text:p text:style-name="Footnote"><text:s/><text:span text:style-name="T2">Timer registers initialization: interrupt period, interrupt enable, start of the timer and so on.</text:span></text:p></text:note-body></text:note> is fully carried to the project (application) level.</text:p>
      <text:h text:style-name="P18" text:outline-level="3">Software interrupt program control flow transfer</text:h>
      <text:p text:style-name="Текст_20_абазца"><text:span text:style-name="T2">This control flow transfer scheme requires an interrupt source for the context switching and all accompanying stuff, including the function </text:span><text:span text:style-name="Мнемоника">raise_context_switch()</text:span><text:span text:style-name="T2">. Because</text:span><text:span text:style-name="T10"> </text:span><text:span text:style-name="Имя_20_собственное">MSP430</text:span><text:span text:style-name="T2"> does not have the dedicated software interrupt for the context switching, then the interrupt source of any unused peripheral can be used for this purpose. All this code is referred to the application level. In particular, one of the RTOS configuration file contains the interrupt vector address specification and the context switch interrupt function definition.</text:span></text:p>
      <text:p text:style-name="P5">The port contains assembler-written interrupt service routine which performs context switch.</text:p>
      <text:h text:style-name="P45" text:outline-level="2"><text:soft-page-break/>The port using example</text:h>
      <text:p text:style-name="P40">The project must have three configuration files which contains the code that specifies the used OS features and extensions:</text:p>
      <text:list xml:id="list7823977574603296011" text:style-name="L1">
        <text:list-item>
          <text:p text:style-name="P52">scmRTOS_config.h;</text:p>
        </text:list-item>
        <text:list-item>
          <text:p text:style-name="P52">scmRTOS_target_cfg.h;</text:p>
        </text:list-item>
        <text:list-item>
          <text:p text:style-name="P52">scmRTOS_extensions.h</text:p>
        </text:list-item>
      </text:list>
      <text:p text:style-name="P4"><text:span text:style-name="T2">Source code of the configuration file</text:span><text:note text:id="ftn3" text:note-class="footnote"><text:note-citation>1</text:note-citation><text:note-body><text:p text:style-name="Footnote"><text:s/><text:span text:style-name="T2">Only meaningful code, without comments, “headers”, code guards, etc.</text:span></text:p></text:note-body></text:note> <text:span text:style-name="T2">scmRTOS_config.h is shown on “</text:span><text:span text:style-name="Ссылка_20_на_20_название"><text:sequence-ref text:reference-format="text" text:ref-name="refЛистинг3">Listing 4 scmRTOS_config.h</text:sequence-ref></text:span><text:span text:style-name="T2">”.</text:span></text:p>
      <text:list xml:id="list173813287002273" text:continue-list="list173814085704755" text:style-name="WW8Num5">
        <text:list-item text:start-value="1">
          <text:p text:style-name="P47">#ifndef __IAR_SYSTEMS_ASM__</text:p>
        </text:list-item>
        <text:list-item>
          <text:p text:style-name="P47"><text:bookmark-start text:name="__RefNumPara__28612_1335132186"/>typedef uint16_t <text:s text:c="5"/>timeout_t;<text:bookmark-end text:name="__RefNumPara__28612_1335132186"/></text:p>
        </text:list-item>
        <text:list-item>
          <text:p text:style-name="P47"><text:bookmark-start text:name="__RefNumPara__28610_1335132186"/>typedef uint_fast32_t tick_count_t;<text:bookmark-end text:name="__RefNumPara__28610_1335132186"/></text:p>
        </text:list-item>
        <text:list-item>
          <text:p text:style-name="P47">#endif // __IAR_SYSTEMS_ASM__</text:p>
        </text:list-item>
        <text:list-item>
          <text:p text:style-name="P47"/>
        </text:list-item>
        <text:list-item>
          <text:p text:style-name="P47"><text:bookmark-start text:name="__RefNumPara__28664_1335132186"/>#include &lt;msp430.h&gt;<text:bookmark-end text:name="__RefNumPara__28664_1335132186"/></text:p>
        </text:list-item>
        <text:list-item>
          <text:p text:style-name="P47"/>
        </text:list-item>
        <text:list-item>
          <text:p text:style-name="P47"><text:bookmark-start text:name="__RefNumPara__28546_1335132186"/>#define <text:s/>scmRTOS_PROCESS_COUNT <text:s text:c="19"/>3<text:bookmark-end text:name="__RefNumPara__28546_1335132186"/></text:p>
        </text:list-item>
        <text:list-item>
          <text:p text:style-name="P47"><text:bookmark-start text:name="__RefNumPara__28548_1335132186"/>#define <text:s/>scmRTOS_SYSTIMER_NEST_INTS_ENABLE <text:s text:c="7"/>1<text:bookmark-end text:name="__RefNumPara__28548_1335132186"/></text:p>
        </text:list-item>
        <text:list-item>
          <text:p text:style-name="P47"><text:bookmark-start text:name="__RefNumPara__28550_1335132186"/>#define <text:s/>scmRTOS_ISRW_TYPE <text:s text:c="23"/>TISRW<text:bookmark-end text:name="__RefNumPara__28550_1335132186"/></text:p>
        </text:list-item>
        <text:list-item>
          <text:p text:style-name="P47"><text:bookmark-start text:name="__RefNumPara__28552_1335132186"/>#define <text:s/>scmRTOS_SYSTEM_TICKS_ENABLE <text:s text:c="13"/>1<text:bookmark-end text:name="__RefNumPara__28552_1335132186"/></text:p>
        </text:list-item>
        <text:list-item>
          <text:p text:style-name="P47"><text:bookmark-start text:name="__RefNumPara__28554_1335132186"/>#define <text:s/>scmRTOS_SYSTIMER_HOOK_ENABLE <text:s text:c="12"/>1<text:bookmark-end text:name="__RefNumPara__28554_1335132186"/></text:p>
        </text:list-item>
        <text:list-item>
          <text:p text:style-name="P47"><text:bookmark-start text:name="__RefNumPara__28556_1335132186"/>#define <text:s/>scmRTOS_IDLE_HOOK_ENABLE <text:s text:c="16"/>1<text:bookmark-end text:name="__RefNumPara__28556_1335132186"/></text:p>
        </text:list-item>
        <text:list-item>
          <text:p text:style-name="P47">#define <text:s/>scmRTOS_IDLE_PROCESS_STACK_SIZE <text:s text:c="9"/>200</text:p>
        </text:list-item>
        <text:list-item>
          <text:p text:style-name="P47"><text:bookmark-start text:name="__RefNumPara__28560_1335132186"/>#define <text:s/>scmRTOS_CONTEXT_SWITCH_SCHEME <text:s text:c="11"/>1<text:bookmark-end text:name="__RefNumPara__28560_1335132186"/></text:p>
        </text:list-item>
        <text:list-item>
          <text:p text:style-name="P47"><text:bookmark-start text:name="__RefNumPara__28562_1335132186"/>#define <text:s/>scmRTOS_PRIORITY_ORDER <text:s text:c="18"/>0<text:bookmark-end text:name="__RefNumPara__28562_1335132186"/></text:p>
        </text:list-item>
        <text:list-item>
          <text:p text:style-name="P47"><text:bookmark-start text:name="__RefNumPara__28558_1335132186"/>#define <text:s/>scmRTOS_CONTEXT_SWITCH_USER_HOOK_ENABLE <text:s/>0<text:bookmark-end text:name="__RefNumPara__28558_1335132186"/></text:p>
        </text:list-item>
      </text:list>
      <text:p text:style-name="P26"><text:span text:style-name="НазваниеОбъекта"><text:span text:style-name="T14">Listing</text:span></text:span><text:span text:style-name="НазваниеОбъекта"><text:span text:style-name="T13"> </text:span></text:span><text:span text:style-name="НазваниеОбъекта"><text:span text:style-name="T14"><text:sequence text:ref-name="refЛистинг3" text:name="Листинг" text:formula="ooow:Листинг+1" style:num-format="1">4</text:sequence></text:span></text:span><text:span text:style-name="НазваниеОбъекта"><text:span text:style-name="T14"> scmRTOS_config.h</text:span></text:span></text:p>
      <text:p text:style-name="P4"><text:span text:style-name="T2">In the file there are two aliases of built-in types defined – for the timeout variables</text:span> <text:bookmark-ref text:reference-format="number" text:ref-name="__RefNumPara__28612_1335132186">{2}</text:bookmark-ref> <text:span text:style-name="T2">and</text:span> <text:span text:style-name="T2">for the system tick count</text:span> <text:bookmark-ref text:reference-format="number" text:ref-name="__RefNumPara__28610_1335132186">{3}</text:bookmark-ref>, <text:span text:style-name="T2">user process count is specified</text:span> <text:bookmark-ref text:reference-format="number" text:ref-name="__RefNumPara__28546_1335132186">{8}</text:bookmark-ref>, <text:span text:style-name="T2">nested interrupts in the system timer are enabled</text:span> <text:bookmark-ref text:reference-format="number" text:ref-name="__RefNumPara__28548_1335132186">{9}</text:bookmark-ref>, <text:span text:style-name="T2">wrapper class without separate ISR stack <text:s/>is selected</text:span> <text:bookmark-ref text:reference-format="number" text:ref-name="__RefNumPara__28550_1335132186">{10}</text:bookmark-ref>, <text:span text:style-name="T2">the system time support is enabled</text:span> <text:bookmark-ref text:reference-format="number" text:ref-name="__RefNumPara__28552_1335132186">{11}</text:bookmark-ref>, <text:span text:style-name="T2">the user hooks for the system timer and the system background process </text:span>(<text:span text:style-name="Мнемоника">IdleProc</text:span>) <text:span text:style-name="T2">are</text:span> <text:span text:style-name="T2">enabled</text:span> <text:bookmark-ref text:reference-format="number" text:ref-name="__RefNumPara__28554_1335132186">{12}</text:bookmark-ref>,<text:bookmark-ref text:reference-format="number" text:ref-name="__RefNumPara__28556_1335132186">{13}</text:bookmark-ref>, <text:span text:style-name="T2">context switch user hook is disabled</text:span> <text:bookmark-ref text:reference-format="number" text:ref-name="__RefNumPara__28558_1335132186">{17}</text:bookmark-ref>, <text:span text:style-name="T2">software interrupt program control flow transfer scheme is selected</text:span> <text:bookmark-ref text:reference-format="number" text:ref-name="__RefNumPara__28560_1335132186">{15}</text:bookmark-ref>, <text:span text:style-name="T2">the</text:span> <text:span text:style-name="T2">priority order is default </text:span>– <text:span text:style-name="Мнемоника">pr0</text:span><text:span text:style-name="T2"> is</text:span> <text:span text:style-name="Мнемоника">0</text:span>, <text:span text:style-name="Мнемоника">pr1</text:span><text:span text:style-name="T2"> – </text:span><text:span text:style-name="Мнемоника">1</text:span><text:span text:style-name="T2"> and so on</text:span> <text:bookmark-ref text:reference-format="number" text:ref-name="__RefNumPara__28562_1335132186">{16}</text:bookmark-ref>. </text:p>
      <text:p text:style-name="P5">Configuration file<text:span text:style-name="T10"> </text:span>scmRTOS_target_cfg.h contains the code that depends on the user project demands. The source code of the file is shown on “<text:span text:style-name="Ссылка_20_на_20_название"><text:span text:style-name="T10"><text:sequence-ref text:reference-format="text" text:ref-name="refЛистинг4">Listing 5 scmRTOS_target_cfg.h</text:sequence-ref></text:span></text:span>”.</text:p>
      <text:list xml:id="list173814303944051" text:continue-list="list173813287002273" text:style-name="WW8Num5">
        <text:list-item text:start-value="1">
          <text:p text:style-name="P49"><text:bookmark-start text:name="__RefNumPara__28947_1335132186"/><text:soft-page-break/>#define CONTEXT_SWITCH_ISR_VECTOR <text:s/>COMPARATORA_VECTOR<text:bookmark-end text:name="__RefNumPara__28947_1335132186"/></text:p>
        </text:list-item>
        <text:list-item>
          <text:p text:style-name="P49"><text:bookmark-start text:name="__RefNumPara__28949_1335132186"/>#define SYSTEM_TIMER_VECTOR <text:s text:c="7"/>WDT_VECTOR<text:bookmark-end text:name="__RefNumPara__28949_1335132186"/></text:p>
        </text:list-item>
        <text:list-item>
          <text:p text:style-name="P49"/>
        </text:list-item>
        <text:list-item>
          <text:p text:style-name="P49"><text:bookmark-start text:name="__RefNumPara__29071_1335132186"/>#define <text:s/>LOCK_SYSTEM_TIMER() <text:s text:c="3"/>( IE1 &amp;= ~0x01 )<text:bookmark-end text:name="__RefNumPara__29071_1335132186"/></text:p>
        </text:list-item>
        <text:list-item>
          <text:p text:style-name="P49"><text:bookmark-start text:name="__RefNumPara__29073_1335132186"/>#define <text:s/>UNLOCK_SYSTEM_TIMER() <text:s/>( IE1 |= <text:s/>0x01 )<text:bookmark-end text:name="__RefNumPara__29073_1335132186"/></text:p>
        </text:list-item>
        <text:list-item>
          <text:p text:style-name="P49"/>
        </text:list-item>
        <text:list-item>
          <text:p text:style-name="P49">namespace OS</text:p>
        </text:list-item>
        <text:list-item>
          <text:p text:style-name="P49">{</text:p>
        </text:list-item>
        <text:list-item>
          <text:p text:style-name="P49"/>
        </text:list-item>
        <text:list-item>
          <text:p text:style-name="P49">#if scmRTOS_CONTEXT_SWITCH_SCHEME == 1</text:p>
        </text:list-item>
        <text:list-item>
          <text:p text:style-name="P50"><text:s text:c="4"/>// set flag and enable interrupt</text:p>
        </text:list-item>
        <text:list-item>
          <text:p text:style-name="P49"><text:bookmark-start text:name="__RefNumPara__29075_1335132186"/><text:s text:c="4"/>INLINE void raise_context_switch() { CACTL1 |= <text:s/>0x03; } <text:bookmark-end text:name="__RefNumPara__29075_1335132186"/></text:p>
        </text:list-item>
        <text:list-item>
          <text:p text:style-name="P49"/>
        </text:list-item>
        <text:list-item>
          <text:p text:style-name="P49"><text:bookmark-start text:name="__RefNumPara__31327_1335132186"/><text:s text:c="4"/>class TNestedISRW <text:s text:c="13"/><text:bookmark-end text:name="__RefNumPara__31327_1335132186"/></text:p>
        </text:list-item>
        <text:list-item>
          <text:p text:style-name="P49"><text:s text:c="4"/>{ <text:s text:c="29"/></text:p>
        </text:list-item>
        <text:list-item>
          <text:p text:style-name="P49"><text:s text:c="4"/>public: <text:s text:c="23"/></text:p>
        </text:list-item>
        <text:list-item>
          <text:p text:style-name="P49"><text:s text:c="8"/>TNestedISRW() : State(CACTL1) { CACTL1 &amp;= ~0x03; __enable_interrupt(); } </text:p>
        </text:list-item>
        <text:list-item>
          <text:p text:style-name="P49"><text:s text:c="8"/>~TNestedISRW() { __disable_interrupt(); CACTL1 = State; } <text:s text:c="13"/></text:p>
        </text:list-item>
        <text:list-item>
          <text:p text:style-name="P49"><text:s text:c="77"/></text:p>
        </text:list-item>
        <text:list-item>
          <text:p text:style-name="P49"><text:s text:c="4"/>private: <text:s text:c="64"/></text:p>
        </text:list-item>
        <text:list-item>
          <text:p text:style-name="P49"><text:s text:c="8"/>uint8_t State; <text:s text:c="57"/></text:p>
        </text:list-item>
        <text:list-item>
          <text:p text:style-name="P49"><text:bookmark-start text:name="__RefNumPara__31329_1335132186"/><text:s text:c="4"/>};<text:bookmark-end text:name="__RefNumPara__31329_1335132186"/></text:p>
        </text:list-item>
        <text:list-item>
          <text:p text:style-name="P49"><text:bookmark-start text:name="__RefNumPara__29145_1335132186"/><text:s text:c="4"/>#define ENABLE_NESTED_INTERRUPTS() OS::TNestedISRW NestedISRW<text:bookmark-end text:name="__RefNumPara__29145_1335132186"/></text:p>
        </text:list-item>
        <text:list-item>
          <text:p text:style-name="P49">#else</text:p>
        </text:list-item>
        <text:list-item>
          <text:p text:style-name="P49"><text:bookmark-start text:name="__RefNumPara__29143_1335132186"/><text:s text:c="4"/>#define ENABLE_NESTED_INTERRUPTS() __enable_interrupt()<text:bookmark-end text:name="__RefNumPara__29143_1335132186"/></text:p>
        </text:list-item>
        <text:list-item>
          <text:p text:style-name="P49">#endif // scmRTOS_CONTEXT_SWITCH_SCHEME</text:p>
        </text:list-item>
        <text:list-item>
          <text:p text:style-name="P49">}</text:p>
        </text:list-item>
      </text:list>
      <text:p text:style-name="P26"><text:span text:style-name="НазваниеОбъекта"><text:span text:style-name="T14">Listing</text:span></text:span><text:span text:style-name="НазваниеОбъекта"><text:span text:style-name="T13"> </text:span></text:span><text:span text:style-name="НазваниеОбъекта"><text:span text:style-name="T14"><text:sequence text:ref-name="refЛистинг4" text:name="Листинг" text:formula="ooow:Листинг+1" style:num-format="1">5</text:sequence></text:span></text:span><text:span text:style-name="НазваниеОбъекта"><text:span text:style-name="T14"> scmRTOS_target_cfg.h</text:span></text:span></text:p>
      <text:p text:style-name="P5">There are two interrupt vector addresses specified – for the system timer interrupt <text:span text:style-name="T10"><text:bookmark-ref text:reference-format="number" text:ref-name="__RefNumPara__28949_1335132186">{2}</text:bookmark-ref></text:span> and for the context switch interrupt <text:span text:style-name="T10"><text:bookmark-ref text:reference-format="number" text:ref-name="__RefNumPara__28947_1335132186">{1}</text:bookmark-ref></text:span><text:span text:style-name="T10">. </text:span>In fact, this is the hardware selection to implement system features of the OS. As seen, the analog comparator<text:span text:style-name="T10"><text:note text:id="ftn4" text:note-class="footnote"><text:note-citation>1</text:note-citation><text:note-body><text:p text:style-name="Footnote"><text:s/><text:span text:style-name="T2">Unfortunately, </text:span><text:span text:style-name="Имя_20_собственное"><text:span text:style-name="T6">MSP430</text:span></text:span><text:span text:style-name="T2"> does not provide a dedicated software interrupt for the context switch, therefore the user has to use interrupt source of any unused peripheral – the analog comparator in this example. Any peripheral can be used for this purpose on condition that the peripheral’s interrupt can be activated by software. The corresponding function </text:span><text:span text:style-name="Мнемоника"><text:span text:style-name="T18">raise_context_switch()</text:span></text:span><text:span text:style-name="T2"> must be defined to agree the interrupt source. The peripheral selection is greatly depends on the resources availability, application requirements and the user preferences, therefore the selection is moved to the project level.</text:span></text:p></text:note-body></text:note></text:span><text:span text:style-name="T10"> </text:span>interrupt is used for the context switch interrupt source and watch dog timer<text:span text:style-name="T10"><text:note text:id="ftn5" text:note-class="footnote"><text:note-citation>2</text:note-citation><text:note-body><text:p text:style-name="Footnote"><text:s/><text:span text:style-name="T2">Used in time interval mode</text:span>.</text:p></text:note-body></text:note></text:span> is used to support the system timer.</text:p>
      <text:p text:style-name="P5">Then two macros that control the system timer interrupt are defined<text:span text:style-name="T10"> </text:span><text:span text:style-name="T10"><text:bookmark-ref text:reference-format="number" text:ref-name="__RefNumPara__29071_1335132186">{4}</text:bookmark-ref></text:span><text:span text:style-name="T10">, </text:span><text:span text:style-name="T10"><text:bookmark-ref text:reference-format="number" text:ref-name="__RefNumPara__29073_1335132186">{5}</text:bookmark-ref></text:span><text:span text:style-name="T10">. </text:span>The function <text:span text:style-name="Мнемоника">raise_context_switch()</text:span><text:span text:style-name="T10"> </text:span><text:span text:style-name="T10"><text:bookmark-ref text:reference-format="number" text:ref-name="__RefNumPara__29075_1335132186">{12}</text:bookmark-ref></text:span> activates the corresponding interrupt. The function is needed for the software interrupt program control flow transfer scheme.</text:p>
      <text:p text:style-name="P16"><text:span text:style-name="T2">For the nested interrupts support there is the macro </text:span><text:span text:style-name="Мнемоника">ENABLE_NESTED_INTERRUPTS()</text:span><text:span text:style-name="T2"> defined. The macro is different for the program control flow transfer schemes and has two definitions: for the direct scheme <text:s/></text:span><text:bookmark-ref text:reference-format="number" text:ref-name="__RefNumPara__29143_1335132186">{25}</text:bookmark-ref> <text:span text:style-name="T2">and for the software interrupt scheme</text:span> <text:bookmark-ref text:reference-format="number" text:ref-name="__RefNumPara__29145_1335132186">{23}</text:bookmark-ref>. <text:span text:style-name="T2">In case of the software interrupt program control flow transfer it is quite unsafe to enable nested interrupts by simple interrupt enabling because </text:span><text:soft-page-break/><text:span text:style-name="T2">this can lead context switch interrupt entering from ISR and cause system fault. Therefore, the context switch interrupt must be locked before the nested interrupt enable. On ISR exit, software interrupt control resources must be restored. To automate and simplify this actions the well known wrapper class pattern is used </text:span><text:bookmark-ref text:reference-format="number" text:ref-name="__RefNumPara__29145_1335132186">{23}</text:bookmark-ref>, <text:bookmark-ref text:reference-format="number" text:ref-name="__RefNumPara__31327_1335132186">{14}</text:bookmark-ref>-<text:bookmark-ref text:reference-format="number" text:ref-name="__RefNumPara__31329_1335132186">{22}</text:bookmark-ref>.</text:p>
      <text:p text:style-name="P16"><text:span text:style-name="T2">The rest of the configuration code is located in the function </text:span><text:span text:style-name="Мнемоника">main()</text:span><text:span text:style-name="T2">, where are the system timer is set up and the OS is started. </text:span></text:p>
      <text:p text:style-name="P16"><text:span text:style-name="T2">The source code of the function is shown on “</text:span><text:span text:style-name="Ссылка_20_на_20_название"><text:span text:style-name="T10"><text:sequence-ref text:reference-format="text" text:ref-name="refЛистинг5">Listing 6 System timer setting up and OS run</text:sequence-ref></text:span></text:span><text:span text:style-name="T2">”</text:span><text:span text:style-name="T10">.</text:span></text:p>
      <text:list xml:id="list173813305177160" text:continue-list="list173814303944051" text:style-name="WW8Num5">
        <text:list-item text:start-value="1">
          <text:p text:style-name="P48">//------------------------------------------------------ <text:s text:c="3"/></text:p>
        </text:list-item>
        <text:list-item>
          <text:p text:style-name="P48">// <text:s text:c="57"/></text:p>
        </text:list-item>
        <text:list-item>
          <text:p text:style-name="P48">// <text:s text:c="3"/>System Timer start <text:s text:c="35"/></text:p>
        </text:list-item>
        <text:list-item>
          <text:p text:style-name="P48">// <text:s text:c="57"/></text:p>
        </text:list-item>
        <text:list-item>
          <text:p text:style-name="P48">// <text:s text:c="3"/>WatchDog Timer is used as System Timer. <text:s text:c="14"/></text:p>
        </text:list-item>
        <text:list-item>
          <text:p text:style-name="P48">// <text:s text:c="57"/></text:p>
        </text:list-item>
        <text:list-item>
          <text:p text:style-name="P48">// <text:s text:c="3"/>WatchDog Mode: Interval Timer Mode <text:s text:c="19"/></text:p>
        </text:list-item>
        <text:list-item>
          <text:p text:style-name="P48">// <text:s text:c="3"/>Enable Watchdog timer interrupts <text:s text:c="21"/></text:p>
        </text:list-item>
        <text:list-item>
          <text:p text:style-name="P48">// <text:s text:c="57"/></text:p>
        </text:list-item>
        <text:list-item>
          <text:p text:style-name="P48">WDTCTL <text:s/>= ( (0x5a &lt;&lt; 8) + WDTTMSEL + WDTCNTCL + WDTIS0); <text:s text:c="3"/></text:p>
        </text:list-item>
        <text:list-item>
          <text:p text:style-name="P48">IE1 <text:s text:c="3"/>|= 0x01; <text:s text:c="44"/></text:p>
        </text:list-item>
        <text:list-item>
          <text:p text:style-name="P48"><text:s text:c="60"/></text:p>
        </text:list-item>
        <text:list-item>
          <text:p text:style-name="Исходный_20_код"><text:span text:style-name="T10">OS::</text:span><text:span text:style-name="T2">r</text:span><text:span text:style-name="T10">un(); <text:s text:c="49"/></text:span></text:p>
        </text:list-item>
      </text:list>
      <text:p text:style-name="P26"><text:span text:style-name="НазваниеОбъекта"><text:span text:style-name="T14">Listing </text:span></text:span><text:span text:style-name="НазваниеОбъекта"><text:span text:style-name="T14"><text:sequence text:ref-name="refЛистинг5" text:name="Листинг" text:formula="ooow:Листинг+1" style:num-format="1">6</text:sequence></text:span></text:span><text:span text:style-name="НазваниеОбъекта"><text:span text:style-name="T14"> System timer setting up and OS run</text:span></text:span></text:p>
      <text:p text:style-name="Текст_20_абазца"/>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1" style:font-family-complex="Mangal"/>
    </style:style>
    <style:style style:name="Heading_20_1" style:display-name="Heading 1" style:family="paragraph" style:parent-style-name="Standard" style:next-style-name="Текст_20_абазца" style:default-outline-level="1" style:list-style-name=""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list-style-name=""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list-style-name=""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loext:graphic-properties draw:fill="none" draw:fill-color="#99ccff"/>
      <style:paragraph-properties fo:margin-left="3.519cm" fo:margin-right="0cm" fo:margin-top="0.42cm" fo:margin-bottom="0.409cm" loext:contextual-spacing="false" fo:hyphenation-ladder-count="no-limit" fo:text-indent="-1.614cm" style:auto-text-indent="false" fo:background-color="transparent" fo:keep-with-next="always">
        <style:tab-stops>
          <style:tab-stop style:position="3.519cm"/>
        </style:tab-stops>
      </style:paragraph-properties>
      <style:text-properties fo:font-size="14pt" style:text-underline-style="solid" style:text-underline-width="auto" style:text-underline-color="font-color"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paragraph-properties fo:margin-top="0.847cm" fo:margin-bottom="0.635cm" loext:contextual-spacing="false" fo:padding-left="0cm" fo:padding-right="0cm" fo:padding-top="0cm" fo:padding-bottom="0.035cm" fo:border="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paragraph-properties fo:margin-left="0cm" fo:margin-right="0cm" fo:margin-top="0.212cm" fo:margin-bottom="0.212cm" loext:contextual-spacing="false" fo:line-height="130%" fo:text-align="justify" style:justify-single-word="false" fo:text-indent="1.501cm" style:auto-text-indent="false"/>
      <style:text-properties style:font-name="Times New Roman1" fo:font-family="'Times New Roman'" style:font-style-name="Обычный" style:font-family-generic="roman" style:font-pitch="variable" fo:font-size="12pt" style:font-size-asian="10.5pt"/>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paragraph-properties fo:margin-left="2.715cm" fo:margin-right="0cm" fo:margin-top="0.106cm" fo:margin-bottom="0.106cm" loext:contextual-spacing="false" fo:line-height="100%" fo:text-indent="-0.725cm" style:auto-text-indent="false">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style:master-page-name="">
      <loext:graphic-properties draw:fill="solid" draw:fill-color="#f3f3f3" draw:opacity="100%"/>
      <style:paragraph-properties fo:margin-left="-0.374cm" fo:margin-right="-0.007cm" fo:hyphenation-ladder-count="no-limit" fo:text-indent="0cm" style:auto-text-indent="false" style:page-number="auto"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fo:language="en" fo:country="US"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start" style:justify-single-word="false" fo:text-indent="0cm" style:auto-text-indent="false"/>
      <style:text-properties fo:font-size="10pt" fo:language="en" fo:country="US"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style style:name="Нум.Список_20_таблицы" style:display-name="Нум.Список таблицы" style:family="paragraph" style:parent-style-name="Текст_20_абазца">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paragraph-properties fo:margin-left="3.217cm" fo:margin-right="0cm" fo:text-indent="-1.947cm" style:auto-text-indent="false"/>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padding="0.049cm" fo:border-left="none" fo:border-right="none" fo:border-top="0.99pt solid #000000" fo:border-bottom="0.99pt solid #00000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language="en" fo:country="US"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Имя_20_собственное" style:display-name="Имя собственное" style:family="text">
      <style:text-properties style:font-name="Arial1" fo:font-family="Arial" style:font-family-generic="swiss" style:font-pitch="variable" fo:font-size="11pt" fo:language="en" fo:country="US" fo:font-weight="bold" style:font-size-asian="11pt" style:font-weight-asian="bold"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1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language="en" fo:country="US" fo:font-style="italic" fo:font-weight="bold" style:font-style-asian="italic" style:font-weight-asian="bold" style:font-name-complex="Courier New" style:font-style-complex="italic" style:font-weight-complex="bold"/>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1.799cm" fo:margin-bottom="1.799cm" fo:margin-left="4.001cm" fo:margin-right="1.499cm" style:shadow="none" fo:background-color="transparent" style:writing-mode="lr-tb" draw:fill="none" draw:fill-color="#99ccff" style:footnote-max-height="0cm">
        <style:columns fo:column-count="1" fo:column-gap="0cm"/>
        <style:footnote-sep style:width="0.018cm" style:distance-before-sep="0.199cm" style:distance-after-sep="0.199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4" style:page-usage="mirrored">
      <style:page-layout-properties fo:page-width="21.001cm" fo:page-height="29.7cm" style:num-format="1" style:print-orientation="portrait" fo:margin-top="1.799cm" fo:margin-bottom="1.799cm" fo:margin-left="4.001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0</text:page-number></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header>
        <text:p text:style-name="MP1">scmRTOS</text:p>
      </style:header>
      <style:footer>
        <text:p text:style-name="MP2"><text:page-number text:select-page="current">10</text:page-number></text:p>
      </style:footer>
    </style:master-page>
    <style:master-page style:name="Right_20_Page" style:display-name="Right Page" style:page-layout-name="Mpm4" style:next-style-name="Left_20_Page">
      <style:header>
        <text:p text:style-name="MP1">MSP430/IAR Systems</text:p>
      </style:header>
      <style:footer>
        <text:p text:style-name="MP3"><text:page-number text:select-page="current">9</text:page-number></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07T18:03:28.46</meta:creation-date>
    <dc:date>2015-11-13T17:38:12.715216739</dc:date>
    <meta:editing-duration>P3DT51M40S</meta:editing-duration>
    <meta:editing-cycles>133</meta:editing-cycles>
    <meta:generator>LibreOffice/4.4.6.3$Linux_X86_64 LibreOffice_project/40m0$Build-3</meta:generator>
    <dc:creator>harry  zhurov</dc:creator>
    <meta:document-statistic meta:table-count="2" meta:image-count="0" meta:object-count="0" meta:page-count="10" meta:paragraph-count="187" meta:word-count="1807" meta:character-count="14003" meta:non-whitespace-character-count="10522"/>
  </office:meta>
</office:document-meta>
</file>